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12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27.39pt"/>
    </style:style>
    <style:style style:name="co10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number-columns-repeated="1019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azzle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Prie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eath Prophet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Elf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ira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Zeu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of all allies increased by 5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7" table:default-cell-style-name="ce8"/>
        <table:table-column table:style-name="co10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knights 40% / 3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rie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% Magic Resistanc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30% Magic Resistance for tar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nk Dagger</text:p>
          </table:table-cell>
          <table:table-cell table:style-name="ce7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% Magic Resistance for targe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% Magic Resistance on target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0 Attack Speed for adjacent allies</text:p>
            <text:p>Aura: -10 Armor, -10 Attack Speed for adjacent enemies</text:p>
          </table:table-cell>
          <table:table-cell table:style-name="ce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attle Fury</text:p>
          </table:table-cell>
          <table:table-cell table:style-name="ce7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7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uplicates 100% of received damage as pure damage back to the attacking unit</text:p>
          </table:table-cell>
          <table:table-cell table:style-name="ce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6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-20% Magic Resistance for target</text:p>
            <text:p>Auto cast: Deals 400 damage to random enemy</text:p>
          </table:table-cell>
          <table:table-cell table:style-name="ce7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% Magic Resistance for target</text:p>
            <text:p>Auto cast: Deals 500 damage to random enemy </text:p>
          </table:table-cell>
          <table:table-cell table:style-name="ce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% Magic Resistance for target</text:p>
            <text:p>Auto cast: Deals 600 damage to random enemy </text:p>
          </table:table-cell>
          <table:table-cell table:style-name="ce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% Magic Resistance for target</text:p>
            <text:p>Auto cast: Deals 700 damage to random enemy </text:p>
          </table:table-cell>
          <table:table-cell table:style-name="ce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% Magic Resistance for target</text:p>
            <text:p>Auto cast: Deals 800 damage to random enemy </text:p>
          </table:table-cell>
          <table:table-cell table:style-name="ce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5 HP Regeneration</text:p>
            <text:p>+30% Magic Resistance </text:p>
          </table:table-cell>
          <table:table-cell table:style-name="ce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% Magic Resistance for target </text:p>
          </table:table-cell>
          <table:table-cell table:style-name="ce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Self silence</text:p>
          </table:table-cell>
          <table:table-cell table:style-name="ce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%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10:10:58.027789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04T10:17:32.774784614</dc:date>
    <dc:creator>Ilya Shpigor</dc:creator>
    <meta:editing-duration>PT7H20M59S</meta:editing-duration>
    <meta:editing-cycles>545</meta:editing-cycles>
    <meta:document-statistic meta:table-count="4" meta:cell-count="557" meta:object-count="0"/>
  </office:meta>
</office:document-meta>
</file>